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 style:list-style-name="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P4" style:family="paragraph" style:parent-style-name="Text_20_body">
      <style:text-properties officeooo:paragraph-rsid="0023edc3"/>
    </style:style>
    <style:style style:name="P5" style:family="paragraph" style:parent-style-name="Text_20_body">
      <style:text-properties officeooo:rsid="0023edc3" officeooo:paragraph-rsid="0023edc3"/>
    </style:style>
    <style:style style:name="P6" style:family="paragraph" style:parent-style-name="Text_20_body" style:list-style-name="L1">
      <style:text-properties officeooo:rsid="0023edc3" officeooo:paragraph-rsid="0023edc3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officeooo:rsid="0029451f" officeooo:paragraph-rsid="0029451f"/>
    </style:style>
    <style:style style:name="T1" style:family="text">
      <style:text-properties officeooo:rsid="00168517"/>
    </style:style>
    <style:style style:name="T2" style:family="text">
      <style:text-properties officeooo:rsid="001bcbee"/>
    </style:style>
    <style:style style:name="T3" style:family="text">
      <style:text-properties officeooo:rsid="001d8534"/>
    </style:style>
    <style:style style:name="T4" style:family="text">
      <style:text-properties officeooo:rsid="001db591"/>
    </style:style>
    <style:style style:name="T5" style:family="text">
      <style:text-properties officeooo:rsid="00201d8e"/>
    </style:style>
    <style:style style:name="T6" style:family="text">
      <style:text-properties officeooo:rsid="0023edc3"/>
    </style:style>
    <style:style style:name="T7" style:family="text">
      <style:text-properties officeooo:rsid="002729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L</text:span>earning-algorithms</text:p>
      <text:h text:style-name="P1" text:outline-level="1"/>
      <text:h text:style-name="P3" text:outline-level="1">Problem Solving</text:h>
      <text:p text:style-name="P4">Algorithm<text:span text:style-name="T2">s - </text:span><text:span text:style-name="T5">s</text:span><text:span text:style-name="T3">tep by step problem soling method implemented as computer </text:span><text:span text:style-name="T6">program</text:span><text:span text:style-name="T3">. </text:span></text:p>
      <text:p text:style-name="P4"><text:span text:style-name="T4">Primary challenge it is ensure it is correct and works for all inputs.</text:span></text:p>
      <text:p text:style-name="P5">Second challenge is <text:span text:style-name="T7">determine </text:span>efficie<text:span text:style-name="T7">nt</text:span> of the algorithm </text:p>
      <text:list xml:id="list3814100897" text:style-name="L1">
        <text:list-item>
          <text:p text:style-name="P6">time complexity: count the umber of key operations executed by an algorithm on a problem instance of size N</text:p>
        </text:list-item>
        <text:list-item>
          <text:p text:style-name="P6">space complexity: amount of memory required when <text:s/>an algorithm executes on a problem instance of size N </text:p>
        </text:list-item>
      </text:list>
      <text:p text:style-name="P5"/>
      <text:h text:style-name="P2" text:outline-level="1"/>
      <text:h text:style-name="P3" text:outline-level="1">Analyzing Algo</text:h>
      <text:p text:style-name="P7"/>
      <text:p text:style-name="P8">Stao: https://learning.oreilly.com/library/view/learning-algorithms/9781492091059/ch02.ht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8:50:37.813006942</meta:creation-date>
    <dc:date>2024-04-17T17:30:39.511099466</dc:date>
    <meta:editing-duration>PT1H15M31S</meta:editing-duration>
    <meta:editing-cycles>12</meta:editing-cycles>
    <meta:generator>LibreOffice/7.1.8.1$Linux_X86_64 LibreOffice_project/10$Build-1</meta:generator>
    <meta:document-statistic meta:table-count="0" meta:image-count="0" meta:object-count="0" meta:page-count="3" meta:paragraph-count="9" meta:word-count="78" meta:character-count="560" meta:non-whitespace-character-count="489"/>
  </office:meta>
</office:document-meta>
</file>